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f1c8" officeooo:paragraph-rsid="0001f1c8" style:font-weight-asian="bold" style:font-weight-complex="bold"/>
    </style:style>
    <style:style style:name="P2" style:family="paragraph" style:parent-style-name="Standard">
      <style:text-properties fo:font-weight="bold" officeooo:rsid="00032967" officeooo:paragraph-rsid="00032967" style:font-weight-asian="bold" style:font-weight-complex="bold"/>
    </style:style>
    <style:style style:name="P3" style:family="paragraph" style:parent-style-name="Standard">
      <style:text-properties fo:font-weight="bold" officeooo:rsid="0011d3e5" officeooo:paragraph-rsid="0011d3e5" style:font-weight-asian="bold" style:font-weight-complex="bold"/>
    </style:style>
    <style:style style:name="P4" style:family="paragraph" style:parent-style-name="Standard">
      <style:text-properties fo:font-weight="bold" officeooo:rsid="0011d3e5" officeooo:paragraph-rsid="001d992b" style:font-weight-asian="bold" style:font-weight-complex="bold"/>
    </style:style>
    <style:style style:name="P5" style:family="paragraph" style:parent-style-name="Standard">
      <style:text-properties fo:font-weight="bold" officeooo:rsid="0011d3e5" officeooo:paragraph-rsid="00289609" style:font-weight-asian="bold" style:font-weight-complex="bold"/>
    </style:style>
    <style:style style:name="P6" style:family="paragraph" style:parent-style-name="Standard">
      <style:text-properties fo:font-weight="bold" officeooo:rsid="001383cb" officeooo:paragraph-rsid="001383cb" style:font-weight-asian="bold" style:font-weight-complex="bold"/>
    </style:style>
    <style:style style:name="P7" style:family="paragraph" style:parent-style-name="Standard">
      <style:text-properties fo:font-weight="bold" officeooo:rsid="001383cb" officeooo:paragraph-rsid="001fd1f6" style:font-weight-asian="bold" style:font-weight-complex="bold"/>
    </style:style>
    <style:style style:name="P8" style:family="paragraph" style:parent-style-name="Standard">
      <style:text-properties fo:font-weight="bold" officeooo:rsid="001383cb" officeooo:paragraph-rsid="00289609" style:font-weight-asian="bold" style:font-weight-complex="bold"/>
    </style:style>
    <style:style style:name="P9" style:family="paragraph" style:parent-style-name="Standard">
      <style:text-properties fo:font-weight="bold" officeooo:rsid="0018cb33" officeooo:paragraph-rsid="0018cb33" style:font-weight-asian="bold" style:font-weight-complex="bold"/>
    </style:style>
    <style:style style:name="P10" style:family="paragraph" style:parent-style-name="Standard">
      <style:text-properties fo:font-weight="bold" officeooo:rsid="0018cb33" officeooo:paragraph-rsid="0028d689" style:font-weight-asian="bold" style:font-weight-complex="bold"/>
    </style:style>
    <style:style style:name="P11" style:family="paragraph" style:parent-style-name="Standard">
      <style:text-properties fo:font-weight="bold" officeooo:rsid="0020f920" officeooo:paragraph-rsid="0020f920" style:font-weight-asian="bold" style:font-weight-complex="bold"/>
    </style:style>
    <style:style style:name="P12" style:family="paragraph" style:parent-style-name="Standard">
      <style:text-properties fo:font-weight="bold" officeooo:rsid="00324062" officeooo:paragraph-rsid="00324062" style:font-weight-asian="bold" style:font-weight-complex="bold"/>
    </style:style>
    <style:style style:name="P13" style:family="paragraph" style:parent-style-name="Standard">
      <style:text-properties fo:font-weight="bold" officeooo:rsid="0036866d" officeooo:paragraph-rsid="0036866d" style:font-weight-asian="bold" style:font-weight-complex="bold"/>
    </style:style>
    <style:style style:name="P14" style:family="paragraph" style:parent-style-name="Standard">
      <style:text-properties fo:font-weight="bold" officeooo:rsid="004040dc" officeooo:paragraph-rsid="004040dc" style:font-weight-asian="bold" style:font-weight-complex="bold"/>
    </style:style>
    <style:style style:name="P15" style:family="paragraph" style:parent-style-name="Standard">
      <style:text-properties fo:font-weight="bold" officeooo:rsid="006e5805" officeooo:paragraph-rsid="006e5805" style:font-weight-asian="bold" style:font-weight-complex="bold"/>
    </style:style>
    <style:style style:name="P16" style:family="paragraph" style:parent-style-name="Standard">
      <style:text-properties fo:font-weight="normal" officeooo:rsid="00032967" officeooo:paragraph-rsid="00032967" style:font-weight-asian="normal" style:font-weight-complex="normal"/>
    </style:style>
    <style:style style:name="P17" style:family="paragraph" style:parent-style-name="Standard">
      <style:text-properties fo:font-weight="normal" officeooo:rsid="0008c7ab" officeooo:paragraph-rsid="0008c7ab" style:font-weight-asian="normal" style:font-weight-complex="normal"/>
    </style:style>
    <style:style style:name="P18" style:family="paragraph" style:parent-style-name="Standard">
      <style:text-properties fo:font-weight="normal" officeooo:rsid="0008c7ab" officeooo:paragraph-rsid="000f7adf" style:font-weight-asian="normal" style:font-weight-complex="normal"/>
    </style:style>
    <style:style style:name="P19" style:family="paragraph" style:parent-style-name="Standard">
      <style:text-properties fo:font-weight="normal" officeooo:rsid="0008c7ab" officeooo:paragraph-rsid="001d992b" style:font-weight-asian="normal" style:font-weight-complex="normal"/>
    </style:style>
    <style:style style:name="P20" style:family="paragraph" style:parent-style-name="Standard">
      <style:text-properties fo:font-weight="normal" officeooo:rsid="0010c1c8" officeooo:paragraph-rsid="0010c1c8" style:font-weight-asian="normal" style:font-weight-complex="normal"/>
    </style:style>
    <style:style style:name="P21" style:family="paragraph" style:parent-style-name="Standard">
      <style:text-properties fo:font-weight="normal" officeooo:rsid="002a964d" officeooo:paragraph-rsid="002a964d" style:font-weight-asian="normal" style:font-weight-complex="normal"/>
    </style:style>
    <style:style style:name="P22" style:family="paragraph" style:parent-style-name="Standard">
      <style:text-properties fo:font-weight="normal" officeooo:rsid="002c42e5" officeooo:paragraph-rsid="002c42e5" style:font-weight-asian="normal" style:font-weight-complex="normal"/>
    </style:style>
    <style:style style:name="P23" style:family="paragraph" style:parent-style-name="Standard">
      <style:text-properties fo:font-weight="normal" officeooo:rsid="002c42e5" officeooo:paragraph-rsid="0031b399" style:font-weight-asian="normal" style:font-weight-complex="normal"/>
    </style:style>
    <style:style style:name="P24" style:family="paragraph" style:parent-style-name="Standard">
      <style:text-properties fo:font-weight="normal" officeooo:rsid="00324062" officeooo:paragraph-rsid="00324062" style:font-weight-asian="normal" style:font-weight-complex="normal"/>
    </style:style>
    <style:style style:name="P25" style:family="paragraph" style:parent-style-name="Standard">
      <style:text-properties fo:font-weight="normal" officeooo:rsid="0033dc06" officeooo:paragraph-rsid="0033dc06" style:font-weight-asian="normal" style:font-weight-complex="normal"/>
    </style:style>
    <style:style style:name="P26" style:family="paragraph" style:parent-style-name="Standard">
      <style:text-properties fo:font-weight="normal" officeooo:rsid="003518ae" officeooo:paragraph-rsid="003518ae" style:font-weight-asian="normal" style:font-weight-complex="normal"/>
    </style:style>
    <style:style style:name="P27" style:family="paragraph" style:parent-style-name="Standard">
      <style:text-properties fo:font-weight="normal" officeooo:rsid="00376b7e" officeooo:paragraph-rsid="00376b7e" style:font-weight-asian="normal" style:font-weight-complex="normal"/>
    </style:style>
    <style:style style:name="P28" style:family="paragraph" style:parent-style-name="Standard">
      <style:text-properties fo:font-weight="normal" officeooo:rsid="003c0f1c" officeooo:paragraph-rsid="003c0f1c" style:font-weight-asian="normal" style:font-weight-complex="normal"/>
    </style:style>
    <style:style style:name="P29" style:family="paragraph" style:parent-style-name="Standard">
      <style:text-properties fo:font-weight="normal" officeooo:rsid="00432690" officeooo:paragraph-rsid="00432690" style:font-weight-asian="normal" style:font-weight-complex="normal"/>
    </style:style>
    <style:style style:name="P30" style:family="paragraph" style:parent-style-name="Standard">
      <style:text-properties fo:font-weight="normal" officeooo:rsid="005396ca" officeooo:paragraph-rsid="005396ca" style:font-weight-asian="normal" style:font-weight-complex="normal"/>
    </style:style>
    <style:style style:name="P31" style:family="paragraph" style:parent-style-name="Standard">
      <style:text-properties fo:font-weight="normal" officeooo:rsid="005e7c01" officeooo:paragraph-rsid="005e7c01" style:font-weight-asian="normal" style:font-weight-complex="normal"/>
    </style:style>
    <style:style style:name="P32" style:family="paragraph" style:parent-style-name="Standard">
      <style:text-properties fo:font-weight="normal" officeooo:rsid="00618d0d" officeooo:paragraph-rsid="00618d0d" style:font-weight-asian="normal" style:font-weight-complex="normal"/>
    </style:style>
    <style:style style:name="P33" style:family="paragraph" style:parent-style-name="Standard">
      <style:text-properties style:font-name="Ubuntu Mono" fo:font-size="10.3999996185303pt" fo:font-weight="normal" officeooo:rsid="00455ecf" officeooo:paragraph-rsid="00455ecf" style:font-name-asian="Droid Sans Fallback1" style:font-size-asian="10pt" style:font-weight-asian="normal" style:font-name-complex="Liberation Mono" style:font-size-complex="10pt" style:font-weight-complex="normal"/>
    </style:style>
    <style:style style:name="P34" style:family="paragraph" style:parent-style-name="Standard">
      <style:text-properties style:font-name="Ubuntu Mono" fo:font-size="10.3999996185303pt" fo:font-weight="normal" officeooo:rsid="004f221c" officeooo:paragraph-rsid="004f221c" style:font-name-asian="Droid Sans Fallback1" style:font-size-asian="10pt" style:font-weight-asian="normal" style:font-name-complex="Liberation Mono" style:font-size-complex="10pt" style:font-weight-complex="normal"/>
    </style:style>
    <style:style style:name="P35" style:family="paragraph" style:parent-style-name="Standard">
      <style:text-properties style:font-name="Ubuntu Mono" fo:font-size="10.3999996185303pt" fo:font-weight="normal" officeooo:rsid="0051a84e" officeooo:paragraph-rsid="0051a84e" style:font-name-asian="Droid Sans Fallback1" style:font-size-asian="10pt" style:font-weight-asian="normal" style:font-name-complex="Liberation Mono" style:font-size-complex="10pt" style:font-weight-complex="normal"/>
    </style:style>
    <style:style style:name="P36" style:family="paragraph" style:parent-style-name="Standard">
      <style:text-properties style:font-name="Ubuntu Mono" fo:font-size="10.3999996185303pt" fo:font-weight="normal" officeooo:rsid="004d0326" officeooo:paragraph-rsid="004d0326" style:font-name-asian="Droid Sans Fallback1" style:font-size-asian="10pt" style:font-weight-asian="normal" style:font-name-complex="Liberation Mono" style:font-size-complex="10pt" style:font-weight-complex="normal"/>
    </style:style>
    <style:style style:name="P37" style:family="paragraph" style:parent-style-name="Standard">
      <style:text-properties style:font-name="Ubuntu Mono" fo:font-size="10.3999996185303pt" fo:font-weight="normal" officeooo:rsid="0052a854" officeooo:paragraph-rsid="0052a854" style:font-name-asian="Droid Sans Fallback1" style:font-size-asian="10pt" style:font-weight-asian="normal" style:font-name-complex="Liberation Mono" style:font-size-complex="10pt" style:font-weight-complex="normal"/>
    </style:style>
    <style:style style:name="P38" style:family="paragraph" style:parent-style-name="Standard">
      <style:text-properties style:font-name="Ubuntu Mono" fo:font-size="10.3999996185303pt" fo:font-weight="normal" officeooo:rsid="00532a32" officeooo:paragraph-rsid="00532a32" style:font-name-asian="Droid Sans Fallback1" style:font-size-asian="10pt" style:font-weight-asian="normal" style:font-name-complex="Liberation Mono" style:font-size-complex="10pt" style:font-weight-complex="normal"/>
    </style:style>
    <style:style style:name="P39" style:family="paragraph" style:parent-style-name="Standard">
      <style:text-properties style:font-name="Ubuntu Mono" fo:font-size="10.3999996185303pt" fo:font-weight="normal" officeooo:rsid="0056773e" officeooo:paragraph-rsid="0056773e" style:font-name-asian="Droid Sans Fallback1" style:font-size-asian="10pt" style:font-weight-asian="normal" style:font-name-complex="Liberation Mono" style:font-size-complex="10pt" style:font-weight-complex="normal"/>
    </style:style>
    <style:style style:name="P40" style:family="paragraph" style:parent-style-name="Standard">
      <style:text-properties style:font-name="Ubuntu Mono" fo:font-size="10.3999996185303pt" fo:font-weight="normal" officeooo:rsid="00587447" officeooo:paragraph-rsid="00587447" style:font-name-asian="Droid Sans Fallback1" style:font-size-asian="10pt" style:font-weight-asian="normal" style:font-name-complex="Liberation Mono" style:font-size-complex="10pt" style:font-weight-complex="normal"/>
    </style:style>
    <style:style style:name="P41" style:family="paragraph" style:parent-style-name="Standard">
      <style:text-properties style:font-name="Ubuntu Mono" fo:font-size="10.3999996185303pt" fo:font-weight="bold" officeooo:rsid="0018cb33" officeooo:paragraph-rsid="0028d689" style:font-name-asian="Droid Sans Fallback1" style:font-size-asian="10pt" style:font-weight-asian="bold" style:font-name-complex="Liberation Mono" style:font-size-complex="10pt" style:font-weight-complex="bold"/>
    </style:style>
    <style:style style:name="P42" style:family="paragraph" style:parent-style-name="Standard">
      <style:text-properties style:font-name="Ubuntu Mono" fo:font-size="10.3999996185303pt" fo:font-weight="bold" officeooo:rsid="004d0326" officeooo:paragraph-rsid="004d0326" style:font-name-asian="Droid Sans Fallback1" style:font-size-asian="10pt" style:font-weight-asian="bold" style:font-name-complex="Liberation Mono" style:font-size-complex="10pt" style:font-weight-complex="bold"/>
    </style:style>
    <style:style style:name="P43" style:family="paragraph" style:parent-style-name="Standard">
      <style:paragraph-properties fo:margin-top="0in" fo:margin-bottom="0in" style:contextual-spacing="false" fo:padding="0in" fo:border="none"/>
      <style:text-properties style:font-name="Ubuntu Mono" fo:font-size="10.3999996185303pt" fo:font-weight="bold" officeooo:rsid="0018cb33" officeooo:paragraph-rsid="0023c5e4" style:font-weight-asian="bold" style:font-weight-complex="bold"/>
    </style:style>
    <style:style style:name="P44" style:family="paragraph" style:parent-style-name="Standard">
      <style:paragraph-properties fo:margin-top="0in" fo:margin-bottom="0in" style:contextual-spacing="false" fo:padding="0in" fo:border="none"/>
      <style:text-properties style:font-name="Ubuntu Mono" fo:font-size="10.3999996185303pt" fo:font-weight="bold" officeooo:rsid="00269fc4" officeooo:paragraph-rsid="00269fc4" style:font-weight-asian="bold" style:font-weight-complex="bold"/>
    </style:style>
    <style:style style:name="P4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46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10c1c8" officeooo:paragraph-rsid="004b920a" style:font-weight-asian="normal" style:font-weight-complex="normal"/>
    </style:style>
    <style:style style:name="P47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62811b" officeooo:paragraph-rsid="0062811b" style:font-weight-asian="normal" style:font-weight-complex="normal"/>
    </style:style>
    <style:style style:name="P48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674e27" officeooo:paragraph-rsid="00674e27" style:font-weight-asian="normal" style:font-weight-complex="normal"/>
    </style:style>
    <style:style style:name="P49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690289" officeooo:paragraph-rsid="00690289" style:font-weight-asian="normal" style:font-weight-complex="normal"/>
    </style:style>
    <style:style style:name="P50" style:family="paragraph" style:parent-style-name="Preformatted_20_Text">
      <style:paragraph-properties fo:margin-top="0in" fo:margin-bottom="0in" style:contextual-spacing="false" fo:padding="0in" fo:border="none"/>
      <style:text-properties fo:font-weight="bold" officeooo:rsid="0062811b" officeooo:paragraph-rsid="0062811b" style:font-weight-asian="bold" style:font-weight-complex="bold"/>
    </style:style>
    <style:style style:name="P51" style:family="paragraph" style:parent-style-name="Preformatted_20_Text">
      <style:text-properties style:font-name="Ubuntu Mono" fo:font-size="10.3999996185303pt" fo:font-weight="bold" officeooo:rsid="0020f920" officeooo:paragraph-rsid="0020f920" style:font-weight-asian="bold" style:font-weight-complex="bold"/>
    </style:style>
    <style:style style:name="P52" style:family="paragraph" style:parent-style-name="Preformatted_20_Text">
      <style:text-properties style:font-name="Ubuntu Mono" fo:font-size="10.3999996185303pt" fo:font-weight="normal" officeooo:rsid="0010c1c8" officeooo:paragraph-rsid="0010c1c8" style:font-weight-asian="normal" style:font-weight-complex="normal"/>
    </style:style>
    <style:style style:name="P53" style:family="paragraph" style:parent-style-name="Preformatted_20_Text">
      <style:text-properties fo:font-weight="normal" officeooo:rsid="0008c7ab" officeooo:paragraph-rsid="0008c7ab" style:font-weight-asian="normal" style:font-weight-complex="normal"/>
    </style:style>
    <style:style style:name="P54" style:family="paragraph" style:parent-style-name="Preformatted_20_Text">
      <style:text-properties fo:font-weight="normal" officeooo:rsid="002c42e5" officeooo:paragraph-rsid="002c42e5" style:font-weight-asian="normal" style:font-weight-complex="normal"/>
    </style:style>
    <style:style style:name="P55" style:family="paragraph" style:parent-style-name="Preformatted_20_Text">
      <style:text-properties officeooo:paragraph-rsid="0010c1c8"/>
    </style:style>
    <style:style style:name="T1" style:family="text">
      <style:text-properties fo:font-weight="normal" officeooo:rsid="0010c1c8" style:font-weight-asian="normal" style:font-weight-complex="normal"/>
    </style:style>
    <style:style style:name="T2" style:family="text">
      <style:text-properties officeooo:rsid="0008c7ab"/>
    </style:style>
    <style:style style:name="T3" style:family="text">
      <style:text-properties style:font-name="Ubuntu Mono" fo:font-size="10.3999996185303pt"/>
    </style:style>
    <style:style style:name="T4" style:family="text">
      <style:text-properties officeooo:rsid="000d59ed"/>
    </style:style>
    <style:style style:name="T5" style:family="text">
      <style:text-properties officeooo:rsid="000dd4d7"/>
    </style:style>
    <style:style style:name="T6" style:family="text">
      <style:text-properties officeooo:rsid="000e6c51"/>
    </style:style>
    <style:style style:name="T7" style:family="text">
      <style:text-properties officeooo:rsid="00153893"/>
    </style:style>
    <style:style style:name="T8" style:family="text">
      <style:text-properties officeooo:rsid="00192eb1"/>
    </style:style>
    <style:style style:name="T9" style:family="text">
      <style:text-properties officeooo:rsid="001bae6d"/>
    </style:style>
    <style:style style:name="T10" style:family="text">
      <style:text-properties officeooo:rsid="001e03b3"/>
    </style:style>
    <style:style style:name="T11" style:family="text">
      <style:text-properties officeooo:rsid="00332f93"/>
    </style:style>
    <style:style style:name="T12" style:family="text">
      <style:text-properties officeooo:rsid="00396979"/>
    </style:style>
    <style:style style:name="T13" style:family="text">
      <style:text-properties officeooo:rsid="003df979"/>
    </style:style>
    <style:style style:name="T14" style:family="text">
      <style:text-properties officeooo:rsid="00439bda"/>
    </style:style>
    <style:style style:name="T15" style:family="text">
      <style:text-properties officeooo:rsid="004fc7b6"/>
    </style:style>
    <style:style style:name="T16" style:family="text">
      <style:text-properties officeooo:rsid="005396ca"/>
    </style:style>
    <style:style style:name="T17" style:family="text">
      <style:text-properties officeooo:rsid="00552ee8"/>
    </style:style>
    <style:style style:name="T18" style:family="text">
      <style:text-properties officeooo:rsid="0058c80b"/>
    </style:style>
    <style:style style:name="T19" style:family="text">
      <style:text-properties officeooo:rsid="00605f04"/>
    </style:style>
    <style:style style:name="T20" style:family="text">
      <style:text-properties officeooo:rsid="00674e90"/>
    </style:style>
    <style:style style:name="T21" style:family="text">
      <style:text-properties officeooo:rsid="0069553e"/>
    </style:style>
    <style:style style:name="T22" style:family="text">
      <style:text-properties officeooo:rsid="006b371a"/>
    </style:style>
    <style:style style:name="T23" style:family="text">
      <style:text-properties officeooo:rsid="006c8ba7"/>
    </style:style>
    <style:style style:name="T24" style:family="text">
      <style:text-properties officeooo:rsid="006ee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: Project2</text:p>
      <text:p text:style-name="P14">Name: Rohit Kumar Malik</text:p>
      <text:p text:style-name="P14">UFID: 94711368</text:p>
      <text:p text:style-name="P14"/>
      <text:p text:style-name="P2">Retail:</text:p>
      <text:p text:style-name="P5">1. All Rules</text:p>
      <text:p text:style-name="P21">There are total 36193 Rules in the dataset. </text:p>
      <text:p text:style-name="P16"/>
      <text:p text:style-name="P8">2.<text:span text:style-name="T7">Filtered Rules</text:span></text:p>
      <text:p text:style-name="P23">There are 11387 rules with the constraint <text:span text:style-name="T2">with Support = “.01” and Confidence='0.9' . Following are 20 rules out of those. </text:span></text:p>
      <text:p text:style-name="P54"><text:bookmark text:name="rstudio_console_output5"/><text:s/><text:span text:style-name="T3">lhs <text:s text:c="27"/>rhs <text:s text:c="13"/>support confidence lift <text:s text:c="3"/></text:span></text:p>
      <text:p text:style-name="P45">1 <text:s/>{Drink=1} <text:s text:c="18"/>=&gt; {PersonalCare=1} 0.2921 <text:s/>0.9675389 <text:s/>1.671340</text:p>
      <text:p text:style-name="P45">2 <text:s/>{Drink=1,Vegetable=0} <text:s text:c="6"/>=&gt; {PersonalCare=1} 0.0545 <text:s/>0.9749553 <text:s/>1.684151</text:p>
      <text:p text:style-name="P45">3 <text:s/>{Bread=0,Drink=1} <text:s text:c="10"/>=&gt; {PersonalCare=1} 0.0511 <text:s/>0.9678030 <text:s/>1.671797</text:p>
      <text:p text:style-name="P45">4 <text:s/>{Drink=1,Fruit=0} <text:s text:c="10"/>=&gt; {PersonalCare=1} 0.0588 <text:s/>0.9735099 <text:s/>1.681655</text:p>
      <text:p text:style-name="P45">5 <text:s/>{Drink=1,Dry_BakingGoods=1} =&gt; {PersonalCare=1} 0.0577 <text:s/>0.9730185 <text:s/>1.680806</text:p>
      <text:p text:style-name="P45">6 <text:s/>{Cleaner=1,Drink=1} <text:s text:c="8"/>=&gt; {PersonalCare=1} 0.0595 <text:s/>0.9659091 <text:s/>1.668525</text:p>
      <text:p text:style-name="P45">7 <text:s/>{Dairy=0,Drink=1} <text:s text:c="10"/>=&gt; {PersonalCare=1} 0.0885 <text:s/>0.9640523 <text:s/>1.665317</text:p>
      <text:p text:style-name="P45">8 <text:s/>{CannedGoods=1,Drink=1} <text:s text:c="4"/>=&gt; {PersonalCare=1} 0.0948 <text:s/>0.9653768 <text:s/>1.667605</text:p>
      <text:p text:style-name="P45">9 <text:s/>{Drink=1,Tobacco=1} <text:s text:c="8"/>=&gt; {PersonalCare=1} 0.2361 <text:s/>0.9672265 <text:s/>1.670801</text:p>
      <text:p text:style-name="P45">10 {Drink=1,PaperGoods=1} <text:s text:c="5"/>=&gt; {PersonalCare=1} 0.1223 <text:s/>0.9729515 <text:s/>1.680690</text:p>
      <text:p text:style-name="P45">11 {Drink=1,FrozenFood=0} <text:s text:c="5"/>=&gt; {PersonalCare=1} 0.1477 <text:s/>0.9685246 <text:s/>1.673043</text:p>
      <text:p text:style-name="P45">12 {Drink=1,FrozenFood=1} <text:s text:c="5"/>=&gt; {PersonalCare=1} 0.1444 <text:s/>0.9665328 <text:s/>1.669602</text:p>
      <text:p text:style-name="P45">13 {Drink=1,PaperGoods=0} <text:s text:c="5"/>=&gt; {PersonalCare=1} 0.1698 <text:s/>0.9636776 <text:s/>1.664670</text:p>
      <text:p text:style-name="P45">14 {Drink=1,Tobacco=0} <text:s text:c="8"/>=&gt; {PersonalCare=1} 0.0560 <text:s/>0.9688581 <text:s/>1.673619</text:p>
      <text:p text:style-name="P45">15 {CannedGoods=0,Drink=1} <text:s text:c="4"/>=&gt; {PersonalCare=1} 0.1973 <text:s/>0.9685812 <text:s/>1.673141</text:p>
      <text:p text:style-name="P45">16 {Dairy=1,Drink=1} <text:s text:c="10"/>=&gt; {PersonalCare=1} 0.2036 <text:s/>0.9690624 <text:s/>1.673972</text:p>
      <text:p text:style-name="P45">17 {Cleaner=0,Drink=1} <text:s text:c="8"/>=&gt; {PersonalCare=1} 0.2326 <text:s/>0.9679567 <text:s/>1.672062</text:p>
      <text:p text:style-name="P45">18 {Drink=1,Dry_BakingGoods=0} =&gt; {PersonalCare=1} 0.2344 <text:s/>0.9661995 <text:s/>1.669027</text:p>
      <text:p text:style-name="P45">19 {Drink=1,Fruit=1} <text:s text:c="10"/>=&gt; {PersonalCare=1} 0.2333 <text:s/>0.9660455 <text:s/>1.668761</text:p>
      <text:p text:style-name="P45">20 {Bread=1,Drink=1} <text:s text:c="10"/>=&gt; {PersonalCare=1} 0.2410 <text:s/>0.9674829 <text:s/>1.671244</text:p>
      <text:p text:style-name="P22"/>
      <text:p text:style-name="P16"/>
      <text:p text:style-name="P10">3. <text:s/><text:span text:style-name="T8">Remove the redundant Rules</text:span></text:p>
      <text:p text:style-name="P29">Total # 210 <text:span text:style-name="T14">unique rules after removing the redundant rules.</text:span></text:p>
      <text:p text:style-name="P29"/>
      <text:p text:style-name="P33">Following are top 10 unique rules.</text:p>
      <text:p text:style-name="P33">1 <text:s text:c="2"/>{Drink=1} <text:s text:c="10"/><text:tab/><text:tab/><text:tab/><text:tab/>=&gt; {PersonalCare=1} <text:s/>0.2921 <text:s/>0.9675389 1.671340 </text:p>
      <text:p text:style-name="P33">2 <text:s text:c="2"/>{CannedGoods=1, Fruit=0, Vegetable=0} <text:s text:c="6"/>=&gt; {Meat=0} <text:s text:c="9"/>0.0343 <text:s/>0.9026316 1.374078 </text:p>
      <text:p text:style-name="P33">3 <text:s text:c="2"/>{CannedGoods=1, PaperGoods=1, Vegetable=0} <text:s/>=&gt; {Meat=0} <text:s text:c="9"/>0.0244 <text:s/>0.9138577 1.391167 </text:p>
      <text:p text:style-name="P33">4 <text:s text:c="2"/>{FrozenFood=1, PaperGoods=1, Vegetable=0} <text:s text:c="2"/>=&gt; {Meat=0} <text:s text:c="9"/>0.0369 <text:s/>0.9066339 1.380170 </text:p>
      <text:p text:style-name="P33">5 <text:s text:c="2"/>{Bread=0, Cleaner=1, CannedGoods=1} <text:s text:c="4"/><text:tab/>=&gt; {Meat=0} <text:s text:c="9"/>0.0111 <text:s/>0.9098361 1.385045 </text:p>
      <text:p text:style-name="P33">6 <text:s text:c="2"/>{Bread=0,<text:tab/>CannedGoods=1, Dairy=0} <text:s text:c="9"/><text:tab/>=&gt; {Meat=0} <text:s text:c="9"/>0.0181 <text:s/>0.9187817 1.398663 </text:p>
      <text:p text:style-name="P33">7 <text:s text:c="2"/>{Bread=0, CannedGoods=1, PaperGoods=1} <text:s text:c="5"/>=&gt; {Meat=0} <text:s text:c="9"/>0.0245 <text:s/>0.9007353 1.371191 </text:p>
      <text:p text:style-name="P33">8 <text:s text:c="2"/>{Bread=0, CannedGoods=1, Drink=0} <text:s text:c="10"/>=&gt; {Meat=0} <text:s text:c="9"/>0.0403 <text:s/>0.9076577 1.381729 </text:p>
      <text:p text:style-name="P33">9 <text:s text:c="2"/>{Bread=0, CannedGoods=1, Dry_BakingGoods=0} =&gt; {Meat=0} <text:s text:c="9"/>0.0230 <text:s/>0.9019608 1.373056 </text:p>
      <text:p text:style-name="P33">10 <text:s/>{Bread=0, FrozenFood=1, PaperGoods=1} <text:s text:c="5"/><text:tab/>=&gt; {Meat=0} <text:s text:c="9"/>0.0360 <text:s/>0.9022556 1.373505 </text:p>
      <text:p text:style-name="P41"/>
      <text:p text:style-name="P42">Which items (or lack thereof) would result in purchasing (or forgoing) such items.</text:p>
      <text:p text:style-name="P39">Following is analysis on </text:p>
      <text:p text:style-name="P34"><text:span text:style-name="T15">There are 171 rules which says that </text:span>Meat<text:span text:style-name="T15">=0; and 0 rules which says that Meat=1.</text:span></text:p>
      <text:p text:style-name="P35">There are 38 Rules when Beverage=1 and Drink=0; and there is no rule when both are purchased.</text:p>
      <text:p text:style-name="P37">There are 35 rules when Fruit=1 <text:s/>and 35 Rules when Fruit=0.</text:p>
      <text:p text:style-name="P38">There are 78 rules when CannedGoods=1 and 28 rules when CannedGoods=0.</text:p>
      <text:p text:style-name="P39">There are 49 rules when Dry_BakingGoods=1 and 27 rules when Dry_BakingGoods=0.</text:p>
      <text:p text:style-name="P40">There is only one rule when PersonalCare=1 and Drink=1. <text:span text:style-name="T18">So, PersonalCare will result in Drink Purchase.</text:span></text:p>
      <text:p text:style-name="P36">If a person purchases Beverage He will purchase Tobacco also.</text:p>
      <text:p text:style-name="P36"><text:soft-page-break/></text:p>
      <text:p text:style-name="P10"/>
      <text:p text:style-name="P2">Game Of Thrones:</text:p>
      <text:p text:style-name="P16"/>
      <text:p text:style-name="P3">1. All Rules</text:p>
      <text:p text:style-name="P17">Total # 699 Rule present with Support = “.01” and <text:span text:style-name="T16">Confidence</text:span>='0.9' </text:p>
      <text:p text:style-name="P17"/>
      <text:p text:style-name="P6">2.<text:span text:style-name="T7">Filtered Rules</text:span></text:p>
      <text:p text:style-name="P18">Total # 69<text:span text:style-name="T4">7</text:span> Rule present with Support = “.01” and <text:span text:style-name="T16">Confidence</text:span>='0.9' <text:s/><text:span text:style-name="T5">with Survives on RHS.</text:span></text:p>
      <text:p text:style-name="P17">Top 20 Rules <text:span text:style-name="T6">with Survives on RHS.</text:span></text:p>
      <text:p text:style-name="P53"><text:bookmark text:name="rstudio_console_output"/><text:s/><text:span text:style-name="T3">lhs <text:s text:c="28"/>rhs <text:s text:c="9"/>support <text:s text:c="3"/>confidence lift <text:s text:c="3"/></text:span></text:p>
      <text:p text:style-name="P45">1 <text:s/>{House=HouseTyrell} <text:s text:c="9"/>=&gt; {Survives=1} 0.01090513 0.9090909 <text:s/>1.362151</text:p>
      <text:p text:style-name="P45">2 <text:s/>{House=HouseMartell} <text:s text:c="8"/>=&gt; {Survives=1} 0.01199564 0.9166667 <text:s/>1.373502</text:p>
      <text:p text:style-name="P45">3 <text:s/>{House=Tyrell} <text:s text:c="14"/>=&gt; {Survives=1} 0.01526718 0.9333333 <text:s/>1.398475</text:p>
      <text:p text:style-name="P45">4 <text:s/>{House=Martell} <text:s text:c="13"/>=&gt; {Survives=1} 0.02508179 0.9200000 <text:s/>1.378497</text:p>
      <text:p text:style-name="P45">5 <text:s/>{House=HouseTyrell,Book1=0} <text:s/>=&gt; {Survives=1} 0.01090513 0.9090909 <text:s/>1.362151</text:p>
      <text:p text:style-name="P45">6 <text:s/>{House=HouseMartell,Book4=1} =&gt; {Survives=1} 0.01199564 1.0000000 <text:s/>1.498366</text:p>
      <text:p text:style-name="P45">7 <text:s/>{House=HouseMartell,Book3=0} =&gt; {Survives=1} 0.01199564 1.0000000 <text:s/>1.498366</text:p>
      <text:p text:style-name="P45">8 <text:s/>{House=HouseMartell,Book2=0} =&gt; {Survives=1} 0.01199564 0.9166667 <text:s/>1.373502</text:p>
      <text:p text:style-name="P45">9 <text:s/>{House=HouseMartell,Book1=0} =&gt; {Survives=1} 0.01199564 0.9166667 <text:s/>1.373502</text:p>
      <text:p text:style-name="P45">10 {House=Tyrell,Book4=1} <text:s text:c="6"/>=&gt; {Survives=1} 0.01308615 0.9230769 <text:s/>1.383107</text:p>
      <text:p text:style-name="P45">11 {House=Tyrell,Nobility=1} <text:s text:c="3"/>=&gt; {Survives=1} 0.01526718 0.9333333 <text:s/>1.398475</text:p>
      <text:p text:style-name="P45">12 {House=Tyrell,Book5=0} <text:s text:c="6"/>=&gt; {Survives=1} 0.01417666 0.9285714 <text:s/>1.391340</text:p>
      <text:p text:style-name="P45">13 {House=Tyrell,Book1=0} <text:s text:c="6"/>=&gt; {Survives=1} 0.01199564 0.9166667 <text:s/>1.373502</text:p>
      <text:p text:style-name="P45">14 {House=Targaryen,Book5=1} <text:s text:c="3"/>=&gt; {Survives=1} 0.01308615 0.9230769 <text:s/>1.383107</text:p>
      <text:p text:style-name="P45">15 {House=Arryn,Book4=1} <text:s text:c="7"/>=&gt; {Survives=1} 0.01635769 0.9375000 <text:s/>1.404718</text:p>
      <text:p text:style-name="P45">16 {House=Arryn,Nobility=1} <text:s text:c="4"/>=&gt; {Survives=1} 0.01853871 0.9444444 <text:s/>1.415123</text:p>
      <text:p text:style-name="P45">17 {House=Arryn,Book3=0} <text:s text:c="7"/>=&gt; {Survives=1} 0.01962923 0.9473684 <text:s/>1.419505</text:p>
      <text:p text:style-name="P45">18 {House=Arryn,Book1=0} <text:s text:c="7"/>=&gt; {Survives=1} 0.01199564 1.0000000 <text:s/>1.498366</text:p>
      <text:p text:style-name="P45">19 {House=Martell,Book3=1} <text:s text:c="5"/>=&gt; {Survives=1} 0.01526718 1.0000000 <text:s/>1.498366</text:p>
      <text:p text:style-name="P45">20 {House=Martell,Nobility=1} <text:s text:c="2"/>=&gt; {Survives=1} 0.02071974 0.9500000 <text:s/>1.423448</text:p>
      <text:p text:style-name="P17"/>
      <text:p text:style-name="P9">3. <text:s/><text:span text:style-name="T8">Remove the redundant Rules</text:span></text:p>
      <text:p text:style-name="P20">Total 51 Unique Rules after removing the redundant Rules: <text:span text:style-name="T9">Following are 5 Rules out of 51.</text:span></text:p>
      <text:p text:style-name="P20"/>
      <text:p text:style-name="P55"><text:span text:style-name="T1"><text:s text:c="4"/></text:span><text:bookmark text:name="rstudio_console_output7"/><text:span text:style-name="T3">lhs <text:s text:c="45"/>rhs <text:s text:c="9"/>support <text:s text:c="3"/>confidence lift <text:s text:c="3"/></text:span></text:p>
      <text:p text:style-name="P45">18 <text:s/>{House=Arryn,Book1=0} <text:s text:c="19"/>=&gt;{Survives=1} 0.01199564 1.0000000 <text:s/>1.498366</text:p>
      <text:p text:style-name="P45">27 <text:s/>{House=Stark,Book5=1} <text:s text:c="19"/>=&gt;{Survives=1} 0.02944384 1.0000000 <text:s/>1.498366</text:p>
      <text:p text:style-name="P45">29 <text:s/>{House=Lannister,Book5=1} <text:s text:c="15"/>=&gt;{Survives=1} 0.01199564 1.0000000 <text:s/>1.498366</text:p>
      <text:p text:style-name="P45">110 {House=NightsWatch,Book1=1,Book5=1} <text:s text:c="5"/>=&gt;{Survives=1} 0.01308615 1.0000000 <text:s/>1.498366</text:p>
      <text:p text:style-name="P45">125 {Book1=1,Book2=0,Book5=1} <text:s text:c="15"/>=&gt;{Survives=1} 0.01308615 1.0000000 <text:s/>1.498366</text:p>
      <text:p text:style-name="P45">236 {House=Stark,Book1=0,Book2=0,Book3=0} <text:s text:c="3"/>=&gt;{Survives=1} 0.01962923 1.0000000 <text:s/>1.498366</text:p>
      <text:p text:style-name="P45">346 {Nobility=1,Book2=0,Book3=1,Book5=1} <text:s text:c="4"/>=&gt;{Survives=1} 0.01308615 1.0000000 <text:s/>1.498366</text:p>
      <text:p text:style-name="P45">122 {Gender=F,Nobility=1,Book5=1} <text:s text:c="11"/>=&gt;{Survives=1} 0.03162486 0.9666667 <text:s/>1.448420</text:p>
      <text:p text:style-name="P45">107 {House=Lannister,Nobility=1,Book2=0} <text:s text:c="4"/>=&gt;{Survives=1} 0.02726281 0.9615385 <text:s/>1.440737</text:p>
      <text:p text:style-name="P45">30 <text:s/>{Gender=F,Book4=1} <text:s text:c="22"/>=&gt;{Survives=1} 0.05125409 0.9591837 <text:s/>1.437208</text:p>
      <text:p text:style-name="P45">108 {House=Lannister,Book1=0,Book2=0} <text:s text:c="7"/>=&gt;{Survives=1} 0.02508179 0.9583333 <text:s/>1.435934</text:p>
      <text:p text:style-name="P45">235 {House=Stark,Nobility=1,Book1=0,Book2=0} =&gt;{Survives=1} 0.02290076 0.9545455 <text:s/>1.430258</text:p>
      <text:p text:style-name="P45">120 {House=None,Gender=F,Nobility=1} <text:s text:c="8"/>=&gt;{Survives=1} 0.02181025 0.9523810 <text:s/>1.427015</text:p>
      <text:p text:style-name="P45">342 {Nobility=0,Book2=1,Book3=1,Book5=1} <text:s text:c="4"/>=&gt;{Survives=1} 0.02181025 0.9523810 <text:s/>1.427015</text:p>
      <text:p text:style-name="P45">121 {Gender=F,Book3=1,Book5=1} <text:s text:c="14"/>=&gt;{Survives=1} 0.02071974 0.9500000 <text:s/>1.423448</text:p>
      <text:p text:style-name="P45">17 <text:s/>{House=Arryn,Book3=0} <text:s text:c="19"/>=&gt;{Survives=1} 0.01962923 0.9473684 <text:s/>1.419505</text:p>
      <text:p text:style-name="P45">16 <text:s/>{House=Arryn,Nobility=1} <text:s text:c="16"/>=&gt;{Survives=1} 0.01853871 0.9444444 <text:s/>1.415123</text:p>
      <text:p text:style-name="P45">15 <text:s/>{House=Arryn,Book4=1} <text:s text:c="19"/>=&gt;{Survives=1} 0.01635769 0.9375000 <text:s/>1.404718</text:p>
      <text:p text:style-name="P45">312 {Gender=M,Nobility=0,Book1=1,Book5=1} <text:s text:c="3"/>=&gt;{Survives=1} 0.01635769 0.9375000 <text:s/>1.404718</text:p>
      <text:p text:style-name="P45">3 <text:s text:c="2"/>{House=Tyrell} <text:s text:c="26"/>=&gt;{Survives=1} 0.01526718 0.9333333 <text:s/>1.398475</text:p>
      <text:p text:style-name="P45">311 {Nobility=0,Book1=1,Book4=0,Book5=1} <text:s text:c="4"/>=&gt;{Survives=1} 0.01526718 0.9333333 <text:s/>1.398475</text:p>
      <text:p text:style-name="P45">28 <text:s/>{House=Lannister,Book4=1} <text:s text:c="15"/>=&gt;{Survives=1} 0.04252999 0.9285714 <text:s/>1.391340</text:p>
      <text:p text:style-name="P45">25 <text:s/>{House=Greyjoy,Book2=0} <text:s text:c="17"/>=&gt;{Survives=1} 0.04143948 0.9268293 <text:s/>1.388729</text:p>
      <text:p text:style-name="P45">349 {Book1=0,Book2=0,Book3=0,Book5=0} <text:s text:c="7"/>=&gt;{Survives=1} 0.10905125 0.9259259 <text:s/>1.387376</text:p>
      <text:p text:style-name="P45"><text:soft-page-break/>14 <text:s/>{House=Targaryen,Book5=1} <text:s text:c="15"/>=&gt;{Survives=1} 0.01308615 0.9230769 <text:s/>1.383107</text:p>
      <text:p text:style-name="P45">24 <text:s/>{House=Greyjoy,Book4=1} <text:s text:c="17"/>=&gt;{Survives=1} 0.03925845 0.9230769 <text:s/>1.383107</text:p>
      <text:p text:style-name="P45">46 <text:s/>{House=Tully,Nobility=1,Book2=0} <text:s text:c="8"/>=&gt;{Survives=1} 0.01308615 0.9230769 <text:s/>1.383107</text:p>
      <text:p text:style-name="P45">47 <text:s/>{House=Tully,Gender=M,Book2=0} <text:s text:c="10"/>=&gt;{Survives=1} 0.01308615 0.9230769 <text:s/>1.383107</text:p>
      <text:p text:style-name="P45">344 {Nobility=0,Book1=0,Book2=1,Book5=1} <text:s text:c="4"/>=&gt;{Survives=1} 0.01308615 0.9230769 <text:s/>1.383107</text:p>
      <text:p text:style-name="P45">4 <text:s text:c="2"/>{House=Martell} <text:s text:c="25"/>=&gt;{Survives=1} 0.02508179 0.9200000 <text:s/>1.378497</text:p>
      <text:p text:style-name="P45">259 {House=Lannister,Gender=M,Nobility=1,Book3=1} =&gt; {Survives=1} 0.02508179 0.9200000 <text:s/>1.378497</text:p>
      <text:p text:style-name="P45">31 <text:s/>{Nobility=1,Book4=1} <text:s text:c="20"/>=&gt;{Survives=1} 0.14721919 0.9183673 <text:s/>1.376050</text:p>
      <text:p text:style-name="P45">123 {Gender=F,Nobility=1,Book2=0} <text:s text:c="11"/>=&gt;{Survives=1} 0.06106870 0.9180328 <text:s/>1.375549</text:p>
      <text:p text:style-name="P45">2 <text:s text:c="2"/>{House=HouseMartell} <text:s text:c="20"/>=&gt;{Survives=1} 0.01199564 0.9166667 <text:s/>1.373502</text:p>
      <text:p text:style-name="P45">88 <text:s/>{House=Baratheon,Nobility=0,Book1=0} <text:s text:c="4"/>=&gt;{Survives=1} 0.01199564 0.9166667 <text:s/>1.373502</text:p>
      <text:p text:style-name="P45">126 {Book2=1,Book4=1,Book5=1} <text:s text:c="15"/>=&gt;{Survives=1} 0.02399128 0.9166667 <text:s/>1.373502</text:p>
      <text:p text:style-name="P45">507 {House=None,Gender=F,Book1=0,Book3=0,Book5=0} =&gt; {Survives=1} 0.01199564 0.9166667 <text:s/>1.373502</text:p>
      <text:p text:style-name="P45">348 {Nobility=1,Book1=0,Book2=0,Book3=0} <text:s text:c="4"/>=&gt;{Survives=1} 0.12322792 0.9112903 <text:s/>1.365446</text:p>
      <text:p text:style-name="P45">1 <text:s text:c="2"/>{House=HouseTyrell} <text:s text:c="21"/>=&gt;{Survives=1} 0.01090513 0.9090909 <text:s/>1.362151</text:p>
      <text:p text:style-name="P45">343 {Book1=0,Book2=1,Book3=1,Book5=1} <text:s text:c="7"/>=&gt;{Survives=1} 0.02181025 0.9090909 <text:s/>1.362151</text:p>
      <text:p text:style-name="P45">515 {Gender=F,Nobility=0,Book1=0,Book2=1,Book3=0} =&gt; {Survives=1} 0.01090513 0.9090909 <text:s/>1.362151</text:p>
      <text:p text:style-name="P45">109 {House=Lannister,Gender=M,Book1=0} <text:s text:c="6"/>=&gt;{Survives=1} 0.04252999 0.9069767 <text:s/>1.358983</text:p>
      <text:p text:style-name="P45">32 <text:s/>{Book3=0,Book4=1} <text:s text:c="23"/>=&gt;{Survives=1} 0.15703381 0.9056604 <text:s/>1.357011</text:p>
      <text:p text:style-name="P45">26 <text:s/>{House=Stark,Gender=F} <text:s text:c="18"/>=&gt;{Survives=1} 0.02071974 0.9047619 <text:s/>1.355664</text:p>
      <text:p text:style-name="P45">237 {House=Stark,Book1=0,Book2=0,Book4=0} <text:s text:c="3"/>=&gt;{Survives=1} 0.02071974 0.9047619 <text:s/>1.355664</text:p>
      <text:p text:style-name="P45">324 {Book1=0,Book2=1,Book3=1,Book4=1} <text:s text:c="7"/>=&gt;{Survives=1} 0.02071974 0.9047619 <text:s/>1.355664</text:p>
      <text:p text:style-name="P45">347 {Nobility=1,Book1=0,Book3=1,Book5=1} <text:s text:c="4"/>=&gt;{Survives=1} 0.02071974 0.9047619 <text:s/>1.355664</text:p>
      <text:p text:style-name="P45">520 {Gender=F,Nobility=0,Book1=0,Book3=0,Book5=0} =&gt; {Survives=1} 0.02071974 0.9047619 <text:s/>1.355664</text:p>
      <text:p text:style-name="P45">124 {Book1=1,Book3=1,Book5=1} <text:s text:c="15"/>=&gt;{Survives=1} 0.04034896 0.9024390 <text:s/>1.352184</text:p>
      <text:p text:style-name="P45">261 {House=Lannister,Nobility=1,Book1=0,Book3=0} <text:s/>=&gt; {Survives=1} 0.01962923 0.9000000 <text:s/>1.348529</text:p>
      <text:p text:style-name="P45">345 {Gender=M,Nobility=0,Book2=1,Book5=1} <text:s text:c="3"/>=&gt;{Survives=1} 0.01962923 0.9000000 <text:s/>1.348529</text:p>
      <text:p text:style-name="P52"/>
      <text:p text:style-name="P46"/>
      <text:p text:style-name="P13">Q: Does nobility play any role in survival? What about gender?</text:p>
      <text:p text:style-name="P27">Yes, Nobility plays important role in Survival. <text:span text:style-name="T12">There are 393 out of 697 rules which are base on Nobility.</text:span></text:p>
      <text:p text:style-name="P27"/>
      <text:p text:style-name="P28">Yes, Gender also plays important Role in Survival.</text:p>
      <text:p text:style-name="P28"/>
      <text:p text:style-name="P28">Gender=M, There are 249 rules which are base on Male Gender. </text:p>
      <text:p text:style-name="P28">Gender=F, There are 128 <text:span text:style-name="T13">survivals rules which are base on Female Gender</text:span>. </text:p>
      <text:p text:style-name="P28"/>
      <text:p text:style-name="P30">When I check Pruned rules similar is the analysis. <text:span text:style-name="T17">Which is as follows.</text:span></text:p>
      <text:p text:style-name="P31">There are 21 Rules out of 51 which are based on Nobility. <text:span text:style-name="T19">Nobility=1 are 13 rules and Nobility=0 are 8 rules. </text:span></text:p>
      <text:p text:style-name="P32">There are 5 rules where Gender=M <text:s/>and 9 rules which are based on Gender=F.</text:p>
      <text:p text:style-name="P32"/>
      <text:p text:style-name="P15">Note: <text:s/><text:span text:style-name="T24">We can check here that the un pruned rules have more rules which are based on the Gender=M while pruned rules shows that there are more rules which are based on Gender=F.</text:span></text:p>
      <text:p text:style-name="P30"/>
      <text:p text:style-name="P20"/>
      <text:p text:style-name="P12">Q:In the first five books, Jon Snow lives. Do you find any rule which says otherwise?</text:p>
      <text:p text:style-name="P24">There is no rule which has the Name = “John Snow” <text:span text:style-name="T11">on the LHS. </text:span></text:p>
      <text:p text:style-name="P25">If I check for any Rule containing Name on the LHS, there is no such rule which contains the Name attribute.</text:p>
      <text:p text:style-name="P25"/>
      <text:p text:style-name="P26"><text:soft-page-break/>I also don't find any Rule with any other name as well. </text:p>
      <text:p text:style-name="P25"/>
      <text:p text:style-name="P16"/>
      <text:p text:style-name="P2">Titanic:</text:p>
      <text:p text:style-name="P16"/>
      <text:p text:style-name="P4">1. All Rules</text:p>
      <text:p text:style-name="P19">Total # <text:span text:style-name="T10">27</text:span> Rule present with Support = “.01” and <text:span text:style-name="T16">Confidence</text:span>='0.9' </text:p>
      <text:p text:style-name="P7">2.<text:span text:style-name="T7">Filtered Rules</text:span></text:p>
      <text:p text:style-name="P11">Total 4 Rules after which has Survived on rhs.</text:p>
      <text:p text:style-name="P11"/>
      <text:p text:style-name="P51"><text:bookmark text:name="rstudio_console_output3"/>lhs <text:s text:c="32"/>rhs <text:s text:c="11"/>support <text:s text:c="3"/>confidence lift <text:s text:c="3"/></text:p>
      <text:p text:style-name="P45">1 {Class=2nd,Age=Child} <text:s text:c="11"/>=&gt; {Survived=Yes} 0.01090413 1.0000000 <text:s/>3.095640</text:p>
      <text:p text:style-name="P45">2 {Class=1st,Sex=Female} <text:s text:c="10"/>=&gt; {Survived=Yes} 0.06406179 0.9724138 <text:s/>3.010243</text:p>
      <text:p text:style-name="P45">3 {Class=2nd,Sex=Male,Age=Adult} <text:s text:c="2"/>=&gt; {Survived=No} <text:s/>0.06996820 0.9166667 <text:s/>1.354083</text:p>
      <text:p text:style-name="P45">4 {Class=1st,Sex=Female,Age=Adult} =&gt; {Survived=Yes} 0.06360745 0.9722222 <text:s/>3.009650</text:p>
      <text:p text:style-name="P45"/>
      <text:p text:style-name="P43">3. <text:s/><text:span text:style-name="T8">Remove the redundant Rules</text:span></text:p>
      <text:p text:style-name="P44">There are 3 Rules after removing the Redundant rules.</text:p>
      <text:p text:style-name="P45"><text:bookmark text:name="rstudio_console_output4"/><text:s text:c="2"/>lhs <text:s text:c="30"/>rhs <text:s text:c="11"/>support <text:s text:c="3"/>confidence lift <text:s text:c="3"/></text:p>
      <text:p text:style-name="P45">1 {Class=2nd,Age=Child} <text:s text:c="9"/>=&gt; {Survived=Yes} 0.01090413 1.0000000 <text:s/>3.095640</text:p>
      <text:p text:style-name="P45">2 {Class=1st,Sex=Female} <text:s text:c="8"/>=&gt; {Survived=Yes} 0.06406179 0.9724138 <text:s/>3.010243</text:p>
      <text:p text:style-name="P45">3 {Class=2nd,Sex=Male,Age=Adult} =&gt; {Survived=No} <text:s/>0.06996820 0.9166667 <text:s/>1.354083</text:p>
      <text:p text:style-name="P45"/>
      <text:p text:style-name="P50">Conclusion:</text:p>
      <text:p text:style-name="P47"/>
      <text:p text:style-name="P48">There are large number of rules available <text:span text:style-name="T23">for</text:span> each dataset. <text:span text:style-name="T20">When we check the rules based on the Confidence and support, we get a better filtering. </text:span></text:p>
      <text:p text:style-name="P49">Similarly, we remove the redundant records from the above rules. We get a set of rules which gives use the correc<text:span text:style-name="T22">t</text:span> relationship between the <text:span text:style-name="T21">different attribu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2:11:08.291545295</meta:creation-date>
    <dc:date>2015-10-28T18:34:23.234196315</dc:date>
    <meta:editing-duration>PT2H54M48S</meta:editing-duration>
    <meta:editing-cycles>110</meta:editing-cycles>
    <meta:generator>LibreOffice/4.2.8.2$Linux_x86 LibreOffice_project/420m0$Build-2</meta:generator>
    <meta:document-statistic meta:table-count="0" meta:image-count="0" meta:object-count="0" meta:page-count="4" meta:paragraph-count="164" meta:word-count="1286" meta:character-count="12692" meta:non-whitespace-character-count="10132"/>
  </office:meta>
</office:document-meta>
</file>